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 text:style-name="semanticdomainname_.en_xitem_semanticdomains_sense_senses_entry_letData">Period of time</text:span>.) <text:span text:style-name="xsensenumber_sense_senses_entry_letData">  2) </text:span><text:span text:style-name="xitem_.en_definition_sense_senses_entry_letData">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 text:style-name="xitem_.en_definition_sense_senses_entry_letData">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 text:style-name="semanticdomainname_.en_semanticdomains_sense_senses_entry_letData">Body</text:span>.) </text:p>
        <text:p text:style-name="entry_letData"><text:span text:style-name="headword_entry_letData">dabanġ  </text:span><text:span text:style-name="pronunciation_pronunciations_entry_letData">[ⁿda.ˈᵐbaɴ]</text:span> <text:span>N </text:span> <text:span text:style-name="xitem_.en_definition_sense_senses_entry_letData">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 text:style-name="semanticdomainname_.en_semanticdomains_sense_senses_entry_letData">Weapon, shoot</text:span>.) </text:p>
        <text:p text:style-name="entry_letData"><text:span text:style-name="headword_entry_letData">dabeenġ  </text:span><text:span text:style-name="pronunciation_pronunciations_entry_letData">[ⁿda.ˈᵐbɛːɴ]</text:span> <text:span>N </text:span> <text:span text:style-name="xitem_.en_definition_sense_senses_entry_letData">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 text:style-name="semanticdomainname_.en_semanticdomains_sense_senses_entry_letData">Bird</text:span>.) </text:p>
        <text:p text:style-name="entry_letData"><text:span text:style-name="headword_entry_letData">dabi  </text:span><text:span text:style-name="pronunciation_pronunciations_entry_letData">[ˈⁿda.ᵐbi]</text:span> <text:span>N </text:span> <text:span text:style-name="xitem_.en_definition_sense_senses_entry_letData">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budenġ  </text:span><text:span text:style-name="pronunciation_pronunciations_entry_letData">[ⁿda.ˈᵐbuⁿd.əɴ]</text:span> <text:span>N </text:span> <text:span text:style-name="xitem_.en_definition_sense_senses_entry_letData">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 text:style-name="xitem_.en_definition_sense_senses_entry_letData">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 text:style-name="xitem_.en_definition_sense_senses_entry_letData">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 text:style-name="semanticdomainname_.en_semanticdomains_sense_senses_entry_letData">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 text:style-name="xitem_.en_definition_sense_senses_entry_letData">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 text:style-name="semanticdomainname_.en_xitem_semanticdomains_sense_senses_entry_letData">Crowd, group</text:span><text:span>, 7.5.5 - </text:span><text:span text:style-name="semanticdomainname_.en_xitem_semanticdomains_sense_senses_entry_letData">Organize</text:span>.) <text:span text:style-name="xsensenumber_sense_senses_entry_letData">  2) </text:span><text:span text:style-name="xitem_.en_definition_sense_senses_entry_letData">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 text:style-name="xitem_.en_definition_sense_senses_entry_letData">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 text:style-name="semanticdomainname_.en_semanticdomains_sense_senses_entry_letData">Tree</text:span>.) </text:p>
        <text:p text:style-name="entry_letData"><text:span text:style-name="headword_entry_letData">dadah-reek  </text:span><text:span text:style-name="pronunciation_pronunciations_entry_letData">[ⁿda.ˈⁿdaʁ ɾɛːk]</text:span> <text:span>Nc </text:span> <text:span text:style-name="xitem_.en_definition_sense_senses_entry_letData">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2.3 - </text:span><text:span text:style-name="semanticdomainname_.en_xitem_semanticdomains_sense_senses_entry_letData">Music</text:span><text:span>, 8.3.2.2 - </text:span><text:span text:style-name="semanticdomainname_.en_xitem_semanticdomains_sense_senses_entry_letData">Rough</text:span>.) </text:p>
        <text:p text:style-name="entry_letData"><text:span text:style-name="headword_entry_letData">dadëk  </text:span><text:span text:style-name="pronunciation_pronunciations_entry_letData">[ⁿda.ˈⁿdek]</text:span> <text:span>N </text:span> <text:span text:style-name="xitem_.en_definition_sense_senses_entry_letData">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 text:style-name="semanticdomainname_.en_semanticdomains_sense_senses_entry_letData">Pain</text:span>.) </text:p>
        <text:p text:style-name="entry_letData"><text:span text:style-name="headword_entry_letData">dadii  </text:span><text:span text:style-name="pronunciation_pronunciations_entry_letData">[ⁿda.ˈⁿdiː]</text:span> <text:span>V1 </text:span> <text:span text:style-name="xitem_.en_definition_sense_senses_entry_letData">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 text:style-name="semanticdomainname_.en_semanticdomains_sense_senses_entry_letData">Pull</text:span>.) </text:p>
        <text:p text:style-name="entry_letData"><text:span text:style-name="headword_entry_letData">dadov  </text:span><text:span text:style-name="pronunciation_pronunciations_entry_letData">[ⁿda.ˈⁿdoβ]</text:span> <text:span>N </text:span> <text:span text:style-name="xitem_.en_definition_sense_senses_entry_letData">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 text:style-name="xitem_.en_definition_sense_senses_entry_letData">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 text:style-name="semanticdomainname_.en_semanticdomains_sense_senses_entry_letData">Grass, herb, vine</text:span>.) </text:p>
        <text:p text:style-name="entry_letData"><text:span text:style-name="headword_entry_letData">dagul-ggoo  </text:span><text:span text:style-name="pronunciation_pronunciations_entry_letData">[ⁿda.ˈᵑɡul̪.ɣoː]</text:span> <text:span>Nc </text:span> <text:span text:style-name="xitem_.en_definition_sense_senses_entry_letData">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ġaheng  </text:span><text:span text:style-name="pronunciation_pronunciations_entry_letData">[ⁿda.ˈᵑɡaʁ.əŋ]</text:span> <text:span>N </text:span> <text:span text:style-name="xitem_.en_definition_sense_senses_entry_letData">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 text:style-name="semanticdomainname_.en_semanticdomains_sense_senses_entry_letData">Grass, herb, vine</text:span>.) </text:p>
        <text:p text:style-name="entry_letData"><text:span text:style-name="headword_entry_letData">daġed  </text:span><text:span text:style-name="pronunciation_pronunciations_entry_letData">[ⁿda.ˈᵑɢɛⁿd]</text:span> <text:span>N </text:span> <text:span text:style-name="xitem_.en_definition_sense_senses_entry_letData">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ġi  </text:span><text:span text:style-name="pronunciation_pronunciations_entry_letData">[ˈⁿda.ᵑɢi]</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 text:style-name="xitem_.en_definition_sense_senses_entry_letData">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 text:style-name="xitem_.en_definition_sense_senses_entry_letData">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 text:style-name="semanticdomainname_.en_semanticdomains_sense_senses_entry_letData">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 text:style-name="xitem_.en_definition_sense_senses_entry_letData">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 text:style-name="xitem_.en_definition_sense_senses_entry_letData">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 text:style-name="semanticdomainname_.en_xitem_semanticdomains_sense_senses_entry_letData">Grass, herb, vine</text:span><text:span>, 4.8.2.8 - </text:span><text:span text:style-name="semanticdomainname_.en_xitem_semanticdomains_sense_senses_entry_letData">Violent</text:span>.) </text:p>
        <text:p text:style-name="entry_letData"><text:span text:style-name="headword_entry_letData">daġoreḳ  </text:span><text:span text:style-name="pronunciation_pronunciations_entry_letData">[ⁿda.ˈᵑɢoɾ.əq]</text:span> <text:span>N </text:span> <text:span text:style-name="xitem_.en_definition_sense_senses_entry_letData">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 text:style-name="semanticdomainname_.en_semanticdomains_sense_senses_entry_letData">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 text:style-name="xitem_.en_definition_sense_senses_entry_letData">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 text:style-name="xitem_.en_definition_sense_senses_entry_letData">type of bush growing about head height with sharp seeds that stick to clothes etc. It comes up in new gardens.</text:span><text:span text:style-name="span_.en_xitem_.tpi_definition_sense_senses_entry_letData">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 text:style-name="semanticdomainname_.en_semanticdomains_sense_senses_entry_letData">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 text:style-name="xitem_.en_definition_sense_senses_entry_letData">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 text:style-name="semanticdomainname_.en_semanticdomains_sense_senses_entry_letData">Body</text:span>.) <text:span text:style-name="xsensenumber_sense_senses_entry_letData">  2) </text:span><text:span text:style-name="xitem_.en_definition_sense_senses_entry_letData">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 text:style-name="semanticdomainname_.en_semanticdomains_sense_senses_entry_letData">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 text:style-name="xitem_.en_definition_sense_senses_entry_letData">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  </text:span><text:span text:style-name="pronunciation_pronunciations_entry_letData">[ⁿdaʁ]</text:span> <text:span>V2 </text:span> <text:span text:style-name="xitem_.en_definition_sense_senses_entry_letData">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 text:style-name="semanticdomainname_.en_xitem_semanticdomains_sense_senses_entry_letData">Eat</text:span><text:span>, 8.3.4 - </text:span><text:span text:style-name="semanticdomainname_.en_xitem_semanticdomains_sense_senses_entry_letData">Hot</text:span><text:span>, 8.3.4.1 - </text:span><text:span text:style-name="semanticdomainname_.en_xitem_semanticdomains_sense_senses_entry_letData">Cold</text:span>.) </text:p>
        <text:p text:style-name="entry_letData"><text:span text:style-name="headword_entry_letData">dahaam  </text:span><text:span text:style-name="pronunciation_pronunciations_entry_letData">[ⁿda.ˈʁaːm]</text:span> <text:span>N </text:span> <text:span text:style-name="xitem_.en_definition_sense_senses_entry_letData">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 text:style-name="xitem_.en_definition_sense_senses_entry_letData">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 text:style-name="xitem_.en_definition_sense_senses_entry_letData">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u  </text:span><text:span text:style-name="pronunciation_pronunciations_entry_letData">[ⁿda.ˈʁa.ʁu]</text:span> <text:span>N </text:span> <text:span text:style-name="xitem_.en_definition_sense_senses_entry_letData">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 text:style-name="semanticdomainname_.en_semanticdomains_sense_senses_entry_letData">Related by birth</text:span>.) </text:p>
        <text:p text:style-name="entry_letData"><text:span text:style-name="headword_entry_letData">dahid  </text:span><text:span text:style-name="pronunciation_pronunciations_entry_letData">[ⁿda.ˈʁi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his  </text:span><text:span text:style-name="pronunciation_pronunciations_entry_letData">[ˈⁿda.ʁit͡ʃ]</text:span> <text:span>Adj </text:span> <text:span text:style-name="xitem_.en_definition_sense_senses_entry_letData">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 text:style-name="semanticdomainname_.en_semanticdomains_sense_senses_entry_letData">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 text:style-name="xitem_.en_definition_sense_senses_entry_letData">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 text:style-name="xitem_.en_definition_sense_senses_entry_letData">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 text:style-name="semanticdomainname_.en_xitem_semanticdomains_sense_senses_entry_letData">Money</text:span><text:span>, 8.1.1.1 - </text:span><text:span text:style-name="semanticdomainname_.en_xitem_semanticdomains_sense_senses_entry_letData">Cardinal numbers</text:span>.) </text:p>
        <text:p text:style-name="entry_letData"><text:span text:style-name="headword_entry_letData">dahisoong  </text:span><text:span text:style-name="pronunciation_pronunciations_entry_letData">[ⁿda.ʁi.t͡ʃoːŋ]</text:span> <text:span>N </text:span> <text:span text:style-name="xitem_.en_definition_sense_senses_entry_letData">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hoov  </text:span><text:span text:style-name="pronunciation_pronunciations_entry_letData">[ⁿda.ˈʁoːβ]</text:span> <text:span>N </text:span> <text:span text:style-name="xitem_.en_definition_sense_senses_entry_letData">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 text:style-name="semanticdomainname_.en_semanticdomains_sense_senses_entry_letData">Parts of a plant</text:span>.) </text:p>
        <text:p text:style-name="entry_letData"><text:span text:style-name="headword_entry_letData">dahuk  </text:span><text:span text:style-name="pronunciation_pronunciations_entry_letData">[ⁿda.ˈʁuk]</text:span> <text:span>N </text:span> <text:span text:style-name="xitem_.en_definition_sense_senses_entry_letData">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 text:style-name="semanticdomainname_.en_semanticdomains_sense_senses_entry_letData">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 text:style-name="xitem_.en_definition_sense_senses_entry_letData">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 text:style-name="semanticdomainname_.en_semanticdomains_sense_senses_entry_letData">Cover</text:span>.) <text:span text:style-name="xsensenumber_sense_senses_entry_letData">  2) </text:span><text:span text:style-name="xitem_.en_definition_sense_senses_entry_letData">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 text:style-name="semanticdomainname_.en_xitem_semanticdomains_sense_senses_entry_letData">Known, unknown</text:span><text:span>, 3.2.3.3 - </text:span><text:span text:style-name="semanticdomainname_.en_xitem_semanticdomains_sense_senses_entry_letData">Secret</text:span><text:span>, 5.3 - </text:span><text:span text:style-name="semanticdomainname_.en_xitem_semanticdomains_sense_senses_entry_letData">Clothing</text:span>.) <text:span text:style-name="xsensenumber_sense_senses_entry_letData">  3) </text:span><text:span text:style-name="xitem_.en_definition_sense_senses_entry_letData">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 text:style-name="semanticdomainname_.en_semanticdomains_sense_senses_entry_letData">Forgive</text:span>.) </text:p>
        <text:p text:style-name="entry_letData"><text:span text:style-name="headword_entry_letData">dali  </text:span><text:span text:style-name="pronunciation_pronunciations_entry_letData">[ˈⁿda.l̪i]</text:span> <text:span>N </text:span> <text:span text:style-name="xitem_.en_definition_sense_senses_entry_letData">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 text:style-name="semanticdomainname_.en_semanticdomains_sense_senses_entry_letData">Tree</text:span>.) </text:p>
        <text:p text:style-name="entry_letData"><text:span text:style-name="headword_entry_letData">dalödin  </text:span><text:span text:style-name="pronunciation_pronunciations_entry_letData">[ⁿda.ˈl̪ɔⁿd.in]</text:span> <text:span>V1 </text:span> <text:span text:style-name="xitem_.en_definition_sense_senses_entry_letData">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 text:style-name="semanticdomainname_.en_xitem_semanticdomains_sense_senses_entry_letData">Move back and forth</text:span><text:span>, 7.3.1.3 - </text:span><text:span text:style-name="semanticdomainname_.en_xitem_semanticdomains_sense_senses_entry_letData">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text:style-name="xitem_.en_definition_sense_senses_entry_letData">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 text:style-name="xitem_.en_definition_sense_senses_entry_letData">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 text:style-name="semanticdomainname_.en_semanticdomains_sense_senses_entry_letData">Mountain</text:span>.) </text:p>
        <text:p text:style-name="entry_letData"><text:span text:style-name="headword_entry_letData">danaad  </text:span><text:span text:style-name="pronunciation_pronunciations_entry_letData">[ⁿda.ˈnaːⁿd]</text:span> <text:span>N </text:span> <text:span text:style-name="xitem_.en_definition_sense_senses_entry_letData">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 text:style-name="semanticdomainname_.en_semanticdomains_sense_senses_entry_letData">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 text:style-name="xitem_.en_definition_sense_senses_entry_letData">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 text:style-name="semanticdomainname_.en_semanticdomains_sense_senses_entry_letData">Insect</text:span>.) </text:p>
        <text:p text:style-name="entry_letData"><text:span text:style-name="headword_entry_letData">danġaat  </text:span><text:span text:style-name="pronunciation_pronunciations_entry_letData">[ⁿda.ˈɴaːt]</text:span> <text:span>N </text:span> <text:span text:style-name="xitem_.en_definition_sense_senses_entry_letData">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 text:style-name="semanticdomainname_.en_semanticdomains_sense_senses_entry_letData">Grass, herb, vine</text:span>.) </text:p>
        <text:p text:style-name="entry_letData"><text:span text:style-name="headword_entry_letData">danġadanġ  </text:span><text:span text:style-name="pronunciation_pronunciations_entry_letData">[ˈⁿdaɴ.a.ⁿdaɴ]</text:span> <text:span>N </text:span> <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 text:style-name="semanticdomainname_.en_semanticdomains_sense_senses_entry_letData">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 text:style-name="xitem_.en_definition_sense_senses_entry_letData">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nġödenġ  </text:span><text:span text:style-name="pronunciation_pronunciations_entry_letData">[ⁿda.ˈɴɔⁿd.əɴ]</text:span> <text:span>V1 </text:span> <text:span text:style-name="xitem_.en_definition_sense_senses_entry_letData">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 text:style-name="semanticdomainname_.en_xitem_semanticdomains_sense_senses_entry_letData">Mourn</text:span><text:span>, 3.5.6.4 - </text:span><text:span text:style-name="semanticdomainname_.en_xitem_semanticdomains_sense_senses_entry_letData">Laugh</text:span><text:span>, 3.5.6.5 - </text:span><text:span text:style-name="semanticdomainname_.en_xitem_semanticdomains_sense_senses_entry_letData">Cry, tear</text:span><text:span>, 4.2.8 - </text:span><text:span text:style-name="semanticdomainname_.en_xitem_semanticdomains_sense_senses_entry_letData">Humor</text:span><text:span>, 4.2.8.1 - </text:span><text:span text:style-name="semanticdomainname_.en_xitem_semanticdomains_sense_senses_entry_letData">Serious</text:span>.) </text:p>
        <text:p text:style-name="entry_letData"><text:span text:style-name="headword_entry_letData">daröd  </text:span><text:span text:style-name="pronunciation_pronunciations_entry_letData">[ⁿda.ˈɾɔⁿd]</text:span> <text:span>N </text:span> <text:span text:style-name="xitem_.en_definition_sense_senses_entry_letData">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 text:style-name="semanticdomainname_.en_semanticdomains_sense_senses_entry_letData">Tree</text:span>.) </text:p>
        <text:p text:style-name="entry_letData"><text:span text:style-name="headword_entry_letData">daröö  </text:span><text:span text:style-name="pronunciation_pronunciations_entry_letData">[ⁿda.ˈɾɔː]</text:span> <text:span>N </text:span> <text:span text:style-name="xitem_.en_definition_sense_senses_entry_letData">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tëëk  </text:span><text:span text:style-name="pronunciation_pronunciations_entry_letData">[ⁿda.ˈteːk]</text:span> <text:span>N </text:span> <text:span text:style-name="xitem_.en_definition_sense_senses_entry_letData">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 text:style-name="semanticdomainname_.en_xitem_semanticdomains_sense_senses_entry_letData">Grass, herb, vine</text:span><text:span>, 4.9.2 - </text:span><text:span text:style-name="semanticdomainname_.en_xitem_semanticdomains_sense_senses_entry_letData">Supernatural being</text:span>.) </text:p>
        <text:p text:style-name="entry_letData"><text:span text:style-name="headword_entry_letData">datëv  </text:span><text:span text:style-name="pronunciation_pronunciations_entry_letData">[ⁿda.ˈteβ]</text:span> <text:span>N </text:span> <text:span text:style-name="xitem_.en_definition_sense_senses_entry_letData">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 text:style-name="semanticdomainname_.en_semanticdomains_sense_senses_entry_letData">Tree</text:span>.) </text:p>
        <text:p text:style-name="entry_letData"><text:span text:style-name="headword_entry_letData">davës  </text:span><text:span text:style-name="pronunciation_pronunciations_entry_letData">[ⁿda.ˈβet͡ʃ]</text:span> <text:span>N </text:span> <text:span text:style-name="xitem_.en_definition_sense_senses_entry_letData">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 text:style-name="semanticdomainname_.en_semanticdomains_sense_senses_entry_letData">Lightning, thunder</text:span>.) </text:p>
        <text:p text:style-name="entry_letData"><text:span text:style-name="headword_entry_letData">david  </text:span><text:span text:style-name="pronunciation_pronunciations_entry_letData">[ⁿda.ˈβiⁿd]</text:span> <text:span>N </text:span> <text:span text:style-name="xitem_.en_definition_sense_senses_entry_letData">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 text:style-name="semanticdomainname_.en_xitem_semanticdomains_sense_senses_entry_letData">Fishing equipment</text:span><text:span>, 6.7.8 - </text:span><text:span text:style-name="semanticdomainname_.en_xitem_semanticdomains_sense_senses_entry_letData">Parts of tools</text:span><text:span>, 8.6 - </text:span><text:span text:style-name="semanticdomainname_.en_xitem_semanticdomains_sense_senses_entry_letData">Parts of things</text:span>.) </text:p>
        <text:p text:style-name="entry_letData"><text:span text:style-name="headword_entry_letData">de-  </text:span><text:span text:style-name="pronunciation_pronunciations_entry_letData">[ⁿdə]</text:span> <text:span>V </text:span><text:span text:style-name="slotname_.en_slots_grammaticalinfo_sense_senses_entry_letData">: Subject Person</text:span> <text:span text:style-name="xitem_.en_definition_sense_senses_entry_letData">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 text:style-name="xitem_.en_definition_sense_senses_entry_letData">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 text:style-name="semanticdomainname_.en_xitem_semanticdomains_sense_senses_entry_letData">Injure</text:span><text:span>, 4.5.4.2 - </text:span><text:span text:style-name="semanticdomainname_.en_xitem_semanticdomains_sense_senses_entry_letData">Disobey</text:span><text:span>, 7.8.1 - </text:span><text:span text:style-name="semanticdomainname_.en_xitem_semanticdomains_sense_senses_entry_letData">Break</text:span><text:span>, 7.9.1 - </text:span><text:span text:style-name="semanticdomainname_.en_xitem_semanticdomains_sense_senses_entry_letData">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 text:style-name="xitem_.en_definition_sense_senses_entry_letData">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 text:style-name="semanticdomainname_.en_semanticdomains_sense_senses_entry_letData">Grass, herb, vine</text:span>.) </text:p>
        <text:p text:style-name="entry_letData"><text:span text:style-name="headword_entry_letData">debulin  </text:span><text:span text:style-name="pronunciation_pronunciations_entry_letData">[ⁿdə.ˈᵐbul̪.in]</text:span> <text:span>V1 </text:span> <text:span text:style-name="xitem_.en_definition_sense_senses_entry_letData">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 text:style-name="xitem_.en_definition_sense_senses_entry_letData">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edödin  </text:span><text:span text:style-name="pronunciation_pronunciations_entry_letData">[ⁿdə.ˈⁿdɔⁿd.in]</text:span> <text:span>V1 </text:span> <text:span text:style-name="xitem_.en_definition_sense_senses_entry_letData">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 text:style-name="xitem_.en_definition_sense_senses_entry_letData">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 text:style-name="semanticdomainname_.en_semanticdomains_sense_senses_entry_letData">Grass, herb, vine</text:span>.) </text:p>
        <text:p text:style-name="entry_letData"><text:span text:style-name="headword_entry_letData">dedul  </text:span><text:span text:style-name="pronunciation_pronunciations_entry_letData">[ⁿdə.ˈⁿdul̪]</text:span> <text:span>N </text:span> <text:span text:style-name="xitem_.en_definition_sense_senses_entry_letData">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 text:style-name="semanticdomainname_.en_semanticdomains_sense_senses_entry_letData">Clean, dirty</text:span>.) </text:p>
        <text:p text:style-name="entry_letData"><text:span text:style-name="headword_entry_letData">dedum  </text:span><text:span text:style-name="pronunciation_pronunciations_entry_letData">[ⁿdə.ˈⁿdum]</text:span> <text:span>N </text:span> <text:span text:style-name="xitem_.en_definition_sense_senses_entry_letData">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edun  </text:span><text:span text:style-name="pronunciation_pronunciations_entry_letData">[ⁿdə.ˈⁿdun]</text:span> <text:span>N(inal) </text:span> <text:span text:style-name="xitem_.en_definition_sense_senses_entry_letData">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 text:style-name="semanticdomainname_.en_semanticdomains_sense_senses_entry_letData">Types of sounds</text:span>.) </text:p>
        <text:p text:style-name="entry_letData"><text:span text:style-name="headword_entry_letData">dee  </text:span><text:span text:style-name="pronunciation_pronunciations_entry_letData">[ⁿdɛː]</text:span> <text:span>N </text:span> <text:span text:style-name="xitem_.en_definition_sense_senses_entry_letData">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 text:style-name="semanticdomainname_.en_semanticdomains_sense_senses_entry_letData">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 text:style-name="xitem_.en_definition_sense_senses_entry_letData">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 text:style-name="semanticdomainname_.en_xitem_semanticdomains_sense_senses_entry_letData">Boundary</text:span><text:span>, 7.3.6.3 - </text:span><text:span text:style-name="semanticdomainname_.en_xitem_semanticdomains_sense_senses_entry_letData">Limit</text:span><text:span>, 8.5.1.3 - </text:span><text:span text:style-name="semanticdomainname_.en_xitem_semanticdomains_sense_senses_entry_letData">On</text:span>.) </text:p>
        <text:p text:style-name="entry_letData"><text:span text:style-name="headword_entry_letData">degi  </text:span><text:span text:style-name="pronunciation_pronunciations_entry_letData">[ⁿdə.ˈᵑɡi]</text:span> <text:span>N </text:span> <text:span text:style-name="xitem_.en_definition_sense_senses_entry_letData">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 text:style-name="xitem_.en_definition_sense_senses_entry_letData">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text:style-name="xitem_.en_definition_sense_senses_entry_letData"> press down, press together, hold down, crush.</text:span><text:span text:style-name="span_.en_xitem_.tpi_definition_sense_senses_entry_letData">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xsensenumber_sense_senses_entry_letData">  2) </text:span><text:span text:style-name="xitem_.en_definition_sense_senses_entry_letData">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 text:style-name="semanticdomainname_.en_xitem_semanticdomains_sense_senses_entry_letData">Trouble</text:span><text:span>, 4.7.9.6 - </text:span><text:span text:style-name="semanticdomainname_.en_xitem_semanticdomains_sense_senses_entry_letData">Oppress</text:span><text:span>, 6.8.1.3 - </text:span><text:span text:style-name="semanticdomainname_.en_xitem_semanticdomains_sense_senses_entry_letData">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 text:style-name="xitem_.en_definition_sense_senses_entry_letData">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 text:style-name="semanticdomainname_.en_semanticdomains_sense_senses_entry_letData">Tear, rip</text:span>.) <text:span text:style-name="xsensenumber_sense_senses_entry_letData">  2) </text:span><text:span text:style-name="xitem_.en_definition_sense_senses_entry_letData">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 text:style-name="semanticdomainname_.en_xitem_semanticdomains_sense_senses_entry_letData">Sick</text:span><text:span>, 2.5.2 - </text:span><text:span text:style-name="semanticdomainname_.en_xitem_semanticdomains_sense_senses_entry_letData">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 text:style-name="xitem_.en_definition_sense_senses_entry_letData">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 text:style-name="semanticdomainname_.en_semanticdomains_sense_senses_entry_letData">Insect</text:span>.) </text:p>
        <text:p text:style-name="entry_letData"><text:span text:style-name="headword_entry_letData">deggédek  </text:span><text:span text:style-name="pronunciation_pronunciations_entry_letData">[ⁿdə.ˈɣɛⁿd.ək]</text:span> <text:span>N </text:span> <text:span text:style-name="xitem_.en_definition_sense_senses_entry_letData">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 text:style-name="semanticdomainname_.en_semanticdomains_sense_senses_entry_letData">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 text:style-name="xitem_.en_definition_sense_senses_entry_letData">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 text:style-name="xitem_.en_definition_sense_senses_entry_letData">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 text:style-name="xitem_.en_definition_sense_senses_entry_letData">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 text:style-name="semanticdomainname_.en_xitem_semanticdomains_sense_senses_entry_letData">Sense of touch</text:span><text:span>, 7.3.4.1 - </text:span><text:span text:style-name="semanticdomainname_.en_xitem_semanticdomains_sense_senses_entry_letData">Touch</text:span>.) <text:span text:style-name="xsensenumber_sense_senses_entry_letData">  2) </text:span><text:span text:style-name="xitem_.en_definition_sense_senses_entry_letData">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 text:style-name="xitem_.en_definition_sense_senses_entry_letData">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 text:style-name="xitem_.en_definition_sense_senses_entry_letData">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 text:style-name="semanticdomainname_.en_xitem_semanticdomains_sense_senses_entry_letData">Low status</text:span><text:span>, 9.6.2.4 - </text:span><text:span text:style-name="semanticdomainname_.en_xitem_semanticdomains_sense_senses_entry_letData">Basis</text:span>.) <text:span text:style-name="xsensenumber_sense_senses_entry_letData">  2) </text:span><text:span text:style-name="xitem_.en_definition_sense_senses_entry_letData">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 text:style-name="semanticdomainname_.en_xitem_semanticdomains_sense_senses_entry_letData">Soul, spirit</text:span><text:span>, 9.6.2.5 - </text:span><text:span text:style-name="semanticdomainname_.en_xitem_semanticdomains_sense_senses_entry_letData">Cause</text:span><text:span>, 9.6.2.5.1 - </text:span><text:span text:style-name="semanticdomainname_.en_xitem_semanticdomains_sense_senses_entry_letData">Reason</text:span>.) <text:span text:style-name="xsensenumber_sense_senses_entry_letData">  3) </text:span><text:span text:style-name="xitem_.en_definition_sense_senses_entry_letData">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 text:style-name="semanticdomainname_.en_semanticdomains_sense_senses_entry_letData">Related by birth</text:span>.) <text:span text:style-name="LexEntryTypepublishStemComplexFormTypeReverseAbbrPub_.en_complexformtype_xitem_complexformrefs_entry_letData">Der.</text:span> <text:span text:style-name="complexformform_xitem_complexformrefs_entry_letData">degwaseḳë </text:span><text:span text:style-name="LexEntryTypepublishStemComplexFormTypeReverseAbbrPub_.en_complexformtype_xitem_complexformrefs_entry_letData"> Der.</text:span> <text:span text:style-name="complexformform_xitem_complexformrefs_entry_letData">degwata </text:span><text:span text:style-name="LexEntryTypepublishStemComplexFormTypeReverseAbbrPub_.en_complexformtype_xitem_complexformrefs_entry_letData">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 text:style-name="xitem_.en_definition_sense_senses_entry_letData">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 text:style-name="semanticdomainname_.en_xitem_semanticdomains_sense_senses_entry_letData">Soul, spirit</text:span><text:span>, 6.5.2 - </text:span><text:span text:style-name="semanticdomainname_.en_xitem_semanticdomains_sense_senses_entry_letData">Parts of a building</text:span><text:span>, 8.3.5.1 - </text:span><text:span text:style-name="semanticdomainname_.en_xitem_semanticdomains_sense_senses_entry_letData">Nature, character</text:span><text:span>, 9.6.2.5 - </text:span><text:span text:style-name="semanticdomainname_.en_xitem_semanticdomains_sense_senses_entry_letData">Cause</text:span><text:span>, 9.6.2.5.1 - </text:span><text:span text:style-name="semanticdomainname_.en_xitem_semanticdomains_sense_senses_entry_letData">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 text:style-name="xitem_.en_definition_sense_senses_entry_letData">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 text:style-name="semanticdomainname_.en_semanticdomains_sense_senses_entry_letData">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 text:style-name="xitem_.en_definition_sense_senses_entry_letData">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 text:style-name="semanticdomainname_.en_semanticdomains_sense_senses_entry_letData">Take time</text:span>.) </text:p>
        <text:p text:style-name="entry_letData"><text:span text:style-name="headword_entry_letData">dehud  </text:span><text:span text:style-name="pronunciation_pronunciations_entry_letData">[ⁿdə.ˈʁuⁿd]</text:span> <text:span>N </text:span> <text:span text:style-name="xitem_.en_definition_sense_senses_entry_letData">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 text:style-name="xitem_.en_definition_sense_senses_entry_letData">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 text:style-name="semanticdomainname_.en_semanticdomains_sense_senses_entry_letData">Land</text:span>.) <text:span text:style-name="xsensenumber_sense_senses_entry_letData">  2) </text:span><text:span text:style-name="xitem_.en_definition_sense_senses_entry_letData">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 text:style-name="semanticdomainname_.en_xitem_semanticdomains_sense_senses_entry_letData">Forest, grassland, desert</text:span><text:span>, 4.6.7 - </text:span><text:span text:style-name="semanticdomainname_.en_xitem_semanticdomains_sense_senses_entry_letData">Region</text:span>.) <text:span text:style-name="xsensenumber_sense_senses_entry_letData">  3) </text:span><text:span text:style-name="xitem_.en_definition_sense_senses_entry_letData">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 text:style-name="LexEntryTypepublishStemComplexFormTypeReverseAbbrPub_.en_complexformtype_xitem_complexformrefs_entry_letData">Comp.</text:span> <text:span text:style-name="complexformform_xitem_complexformrefs_entry_letData">dob ahë </text:span><text:span text:style-name="LexEntryTypepublishStemComplexFormTypeReverseAbbrPub_.en_complexformtype_xitem_complexformrefs_entry_letData"> Id.</text:span> <text:span text:style-name="complexformform_xitem_complexformrefs_entry_letData">dobahë </text:span><text:span text:style-name="LexEntryTypepublishStemComplexFormTypeReverseAbbrPub_.en_complexformtype_xitem_complexformrefs_entry_letData"> Id.</text:span> <text:span text:style-name="complexformform_xitem_complexformrefs_entry_letData">dob-ḳenu </text:span><text:span text:style-name="LexEntryTypepublishStemComplexFormTypeReverseAbbrPub_.en_complexformtype_xitem_complexformrefs_entry_letData">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 text:style-name="xitem_.en_definition_sense_senses_entry_letData">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 text:style-name="semanticdomainname_.en_xitem_semanticdomains_sense_senses_entry_letData">Soil, dirt</text:span><text:span>, 1.2.2.2 - </text:span><text:span text:style-name="semanticdomainname_.en_xitem_semanticdomains_sense_senses_entry_letData">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 text:style-name="xitem_.en_definition_sense_senses_entry_letData">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 text:style-name="xitem_.en_definition_sense_senses_entry_letData">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 text:style-name="xitem_.en_definition_sense_senses_entry_letData">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 text:style-name="semanticdomainname_.en_xitem_semanticdomains_sense_senses_entry_letData">Insect</text:span><text:span>, 4.2.6 - </text:span><text:span text:style-name="semanticdomainname_.en_xitem_semanticdomains_sense_senses_entry_letData">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 text:style-name="xitem_.en_definition_sense_senses_entry_letData">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 text:style-name="semanticdomainname_.en_xitem_semanticdomains_sense_senses_entry_letData">Around</text:span><text:span>, 8.5.1.4.1 - </text:span><text:span text:style-name="semanticdomainname_.en_xitem_semanticdomains_sense_senses_entry_letData">Out, outside</text:span>.) </text:p>
        <text:p text:style-name="entry_letData"><text:span text:style-name="headword_entry_letData">dod  </text:span><text:span text:style-name="pronunciation_pronunciations_entry_letData">[ⁿdoⁿd]</text:span> <text:span>N </text:span> <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okta  </text:span><text:span text:style-name="pronunciation_pronunciations_entry_letData">[ˈⁿdok.ta]</text:span> <text:span>N </text:span> <text:span text:style-name="xitem_.en_definition_sense_senses_entry_letData">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 text:style-name="semanticdomainname_.en_semanticdomains_sense_senses_entry_letData">Treat disease</text:span>.) </text:p>
        <text:p text:style-name="entry_letData"><text:span text:style-name="headword_entry_letData">domeng  </text:span><text:span text:style-name="pronunciation_pronunciations_entry_letData">[ˈⁿdom.əŋ]</text:span> <text:span>N </text:span> <text:span text:style-name="xitem_.en_definition_sense_senses_entry_letData">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 text:style-name="xitem_.en_definition_sense_senses_entry_letData">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 text:style-name="xitem_.en_definition_sense_senses_entry_letData">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öök döök  </text:span><text:span text:style-name="pronunciation_pronunciations_entry_letData">[ⁿdɔːk ⁿdɔːk]</text:span> <text:span>(redup. of </text:span> ) <text:span text:style-name="xitem_.en_definition_sense_senses_entry_letData">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 text:style-name="semanticdomainname_.en_semanticdomains_sense_senses_entry_letData">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 text:style-name="xitem_.en_definition_sense_senses_entry_letData">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 text:style-name="semanticdomainname_.en_xitem_semanticdomains_sense_senses_entry_letData">Body</text:span><text:span>, 7.3.1 - </text:span><text:span text:style-name="semanticdomainname_.en_xitem_semanticdomains_sense_senses_entry_letData">Carry</text:span><text:span>, 8.5.1.3 - </text:span><text:span text:style-name="semanticdomainname_.en_xitem_semanticdomains_sense_senses_entry_letData">On</text:span><text:span>, 9.1.2 - </text:span><text:span text:style-name="semanticdomainname_.en_xitem_semanticdomains_sense_senses_entry_letData">Do</text:span>.) <text:span text:style-name="xsensenumber_sense_senses_entry_letData">  2) </text:span><text:span text:style-name="xitem_.en_definition_sense_senses_entry_letData">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LexEntryTypepublishStemComplexFormTypeReverseAbbrPub_.en_complexformtype_complexformrefs_entry_letData">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 text:style-name="xitem_.en_definition_sense_senses_entry_letData">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 text:style-name="semanticdomainname_.en_semanticdomains_sense_senses_entry_letData">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 text:style-name="xitem_.en_definition_sense_senses_entry_letData">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 text:style-name="semanticdomainname_.en_semanticdomains_sense_senses_entry_letData">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 text:style-name="xitem_.en_definition_sense_senses_entry_letData">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 text:style-name="semanticdomainname_.en_semanticdomains_sense_senses_entry_letData">Building</text:span>.) <text:span text:style-name="xsensenumber_sense_senses_entry_letData">  2) </text:span><text:span text:style-name="xitem_.en_definition_sense_senses_entry_letData">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 text:style-name="LexEntryTypepublishStemComplexFormTypeReverseAbbrPub_.en_complexformtype_xitem_complexformrefs_entry_letData">Id.</text:span> <text:span text:style-name="complexformform_xitem_complexformrefs_entry_letData">dub-agga </text:span><text:span text:style-name="LexEntryTypepublishStemComplexFormTypeReverseAbbrPub_.en_complexformtype_xitem_complexformrefs_entry_letData"> Comp.</text:span> <text:span text:style-name="complexformform_xitem_complexformrefs_entry_letData">dub-ḳapiya </text:span><text:span text:style-name="LexEntryTypepublishStemComplexFormTypeReverseAbbrPub_.en_complexformtype_xitem_complexformrefs_entry_letData"> Kt. phr.</text:span> <text:span text:style-name="complexformform_xitem_complexformrefs_entry_letData">dub-soda-yi </text:span><text:span text:style-name="LexEntryTypepublishStemComplexFormTypeReverseAbbrPub_.en_complexformtype_xitem_complexformrefs_entry_letData"> Kt. phr.</text:span> <text:span text:style-name="complexformform_xitem_complexformrefs_entry_letData">dub-supinsën-yi </text:span><text:span text:style-name="LexEntryTypepublishStemComplexFormTypeReverseAbbrPub_.en_complexformtype_xitem_complexformrefs_entry_letData"> Kt. phr.</text:span> <text:span text:style-name="complexformform_xitem_complexformrefs_entry_letData">dub-vabuung </text:span><text:span text:style-name="LexEntryTypepublishStemComplexFormTypeReverseAbbrPub_.en_complexformtype_xitem_complexformrefs_entry_letData">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 text:style-name="xitem_.en_definition_sense_senses_entry_letData">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 text:style-name="semanticdomainname_.en_xitem_semanticdomains_sense_senses_entry_letData">Related by birth</text:span><text:span>, 4.5.3.1 - </text:span><text:span text:style-name="semanticdomainname_.en_xitem_semanticdomains_sense_senses_entry_letData">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 text:style-name="xitem_.en_definition_sense_senses_entry_letData">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 text:style-name="semanticdomainname_.en_semanticdomains_sense_senses_entry_letData">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 text:style-name="xitem_.en_definition_sense_senses_entry_letData">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 text:style-name="xitem_.en_definition_sense_senses_entry_letData">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 text:style-name="semanticdomainname_.en_xitem_semanticdomains_sense_senses_entry_letData">Building</text:span><text:span>, 7.8 - </text:span><text:span text:style-name="semanticdomainname_.en_xitem_semanticdomains_sense_senses_entry_letData">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 text:style-name="xitem_.en_definition_sense_senses_entry_letData">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 text:style-name="xitem_.en_definition_sense_senses_entry_letData">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 text:style-name="semanticdomainname_.en_semanticdomains_sense_senses_entry_letData">Building</text:span>.) </text:p>
        <text:p text:style-name="entry_letData"><text:span text:style-name="headword_entry_letData">dubdub  </text:span><text:span text:style-name="pronunciation_pronunciations_entry_letData">[ⁿduᵐb.ⁿduᵐb]</text:span> <text:span>N </text:span> <text:span text:style-name="xitem_.en_definition_sense_senses_entry_letData">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 text:style-name="semanticdomainname_.en_xitem_semanticdomains_sense_senses_entry_letData">Something used to see</text:span><text:span>, 6.7 - </text:span><text:span text:style-name="semanticdomainname_.en_xitem_semanticdomains_sense_senses_entry_letData">Tool</text:span>.) </text:p>
        <text:p text:style-name="entry_letData"><text:span text:style-name="headword_entry_letData">dudeḳ  </text:span><text:span text:style-name="pronunciation_pronunciations_entry_letData">[ˈⁿduⁿd.əq]</text:span> <text:span>V1 </text:span> <text:span text:style-name="xitem_.en_definition_sense_senses_entry_letData">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 text:style-name="semanticdomainname_.en_xitem_semanticdomains_sense_senses_entry_letData">Weapon, shoot</text:span><text:span>, 4.9.5.3 - </text:span><text:span text:style-name="semanticdomainname_.en_xitem_semanticdomains_sense_senses_entry_letData">Worship</text:span><text:span>, 7.2.4.2.1 - </text:span><text:span text:style-name="semanticdomainname_.en_xitem_semanticdomains_sense_senses_entry_letData">Boat</text:span>.) </text:p>
        <text:p text:style-name="entry_letData"><text:span text:style-name="headword_entry_letData">duġ  </text:span><text:span text:style-name="pronunciation_pronunciations_entry_letData">[ⁿduᵑɢ]</text:span> <text:span>V </text:span> <text:span text:style-name="xitem_.en_definition_sense_senses_entry_letData">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 text:style-name="semanticdomainname_.en_semanticdomains_sense_senses_entry_letData">Know</text:span>.) <text:span text:style-name="LexEntryTypepublishStemComplexFormTypeReverseAbbrPub_.en_complexformtype_complexformrefs_entry_letData">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 text:style-name="xitem_.en_definition_sense_senses_entry_letData">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 text:style-name="semanticdomainname_.en_xitem_semanticdomains_sense_senses_entry_letData">Know</text:span><text:span>, 9.1.1.1 - </text:span><text:span text:style-name="semanticdomainname_.en_xitem_semanticdomains_sense_senses_entry_letData">Exist</text:span>.) </text:p>
        <text:p text:style-name="entry_letData"><text:span text:style-name="headword_entry_letData">duh  </text:span><text:span text:style-name="pronunciation_pronunciations_entry_letData">[ⁿduʁ]</text:span> <text:span>N </text:span> <text:span text:style-name="xitem_.en_definition_sense_senses_entry_letData">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4.2 - </text:span><text:span text:style-name="semanticdomainname_.en_xitem_semanticdomains_sense_senses_entry_letData">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 text:style-name="xitem_.en_definition_sense_senses_entry_letData">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 text:style-name="semanticdomainname_.en_semanticdomains_sense_senses_entry_letData">Road</text:span>.) <text:span text:style-name="xsensenumber_sense_senses_entry_letData">  2) </text:span><text:span text:style-name="xitem_.en_definition_sense_senses_entry_letData">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 text:style-name="semanticdomainname_.en_semanticdomains_sense_senses_entry_letData">Ambush</text:span>.) </text:p>
        <text:p text:style-name="entry_letData"><text:span text:style-name="headword_entry_letData">dun  </text:span><text:span text:style-name="pronunciation_pronunciations_entry_letData">[ⁿdun]</text:span> <text:span>N </text:span> <text:span text:style-name="xitem_.en_definition_sense_senses_entry_letData">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 text:style-name="semanticdomainname_.en_semanticdomains_sense_senses_entry_letData">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 text:style-name="xitem_.en_definition_sense_senses_entry_letData">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 <text:span text:style-name="xsensenumber_sense_senses_entry_letData">  2) </text:span><text:span>Adv </text:span> <text:span text:style-name="xitem_.en_definition_sense_senses_entry_letData">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span text:style-name="LexEntryTypepublishStemComplexFormTypeReverseAbbrPub_.en_complexformtype_complexformrefs_entry_letData">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 text:style-name="xitem_.en_definition_sense_senses_entry_letData">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7.5.1 - </text:span><text:span text:style-name="semanticdomainname_.en_xitem_semanticdomains_sense_senses_entry_letData">Gather</text:span><text:span>,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 text:style-name="xitem_.en_definition_sense_senses_entry_letData">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 text:style-name="semanticdomainname_.en_xitem_semanticdomains_sense_senses_entry_letData">Hang</text:span><text:span>, 7.5.2 - </text:span><text:span text:style-name="semanticdomainname_.en_xitem_semanticdomains_sense_senses_entry_letData">Join, attach</text:span>.) <text:span text:style-name="xsensenumber_sense_senses_entry_letData">  2) </text:span><text:span text:style-name="xitem_.en_definition_sense_senses_entry_letData">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 text:style-name="xitem_.en_definition_sense_senses_entry_letData">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 text:style-name="semanticdomainname_.en_xitem_semanticdomains_sense_senses_entry_letData">Period of time</text:span><text:span>, 8.4.1.2.2 - </text:span><text:span text:style-name="semanticdomainname_.en_xitem_semanticdomains_sense_senses_entry_letData">Yesterday, today, tomorrow</text:span><text:span>, 8.4.5 - </text:span><text:span text:style-name="semanticdomainname_.en_xitem_semanticdomains_sense_senses_entry_letData">Relative time</text:span><text:span>, 8.5.1.1 - </text:span><text:span text:style-name="semanticdomainname_.en_xitem_semanticdomains_sense_senses_entry_letData">In front of</text:span>.) </text:p>
        <text:p text:style-name="entry_letData"><text:span text:style-name="headword_entry_letData">duum  </text:span><text:span text:style-name="pronunciation_pronunciations_entry_letData">[ⁿduːm]</text:span> <text:span>N </text:span> <text:span text:style-name="xitem_.en_definition_sense_senses_entry_letData">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 text:style-name="semanticdomainname_.en_semanticdomains_sense_senses_entry_letData">Related by birth</text:span>.) </text:p>
        <text:p text:style-name="entry_letData"><text:span text:style-name="headword_entry_letData">duung  </text:span><text:span text:style-name="pronunciation_pronunciations_entry_letData">[ⁿduːm]</text:span> <text:span>N </text:span> <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 text:style-name="xitem_.en_definition_sense_senses_entry_letData">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 text:style-name="semanticdomainname_.en_semanticdomains_sense_senses_entry_letData">Grass, herb, vine</text:span>.) </text:p>
        <text:p text:style-name="entry_letData"><text:span text:style-name="headword_entry_letData">duvöön  </text:span><text:span text:style-name="pronunciation_pronunciations_entry_letData">[ⁿdu.ˈβɔːn]</text:span> <text:span>N </text:span> <text:span text:style-name="xitem_.en_definition_sense_senses_entry_letData">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 text:style-name="semanticdomainname_.en_semanticdomains_sense_senses_entry_letData">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 text:style-name="xitem_.en_definition_sense_senses_entry_letData">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 text:style-name="xitem_.en_definition_sense_senses_entry_letData">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 text:style-name="xitem_.en_definition_sense_senses_entry_letData">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 text:style-name="xitem_.en_definition_sense_senses_entry_letData">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 text:style-name="semanticdomainname_.en_semanticdomains_sense_senses_entry_letData">Prompters of attention </text:span>.) </text:p>
        <text:p text:style-name="entry_letData"><text:span text:style-name="headword_entry_letData">eeḳ  </text:span><text:span text:style-name="pronunciation_pronunciations_entry_letData">[ɛːq]</text:span> <text:span>Interj </text:span> <text:span text:style-name="xitem_.en_definition_sense_senses_entry_letData">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 text:style-name="xitem_.en_definition_sense_senses_entry_letData">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 text:style-name="xitem_.en_definition_sense_senses_entry_letData">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 text:style-name="semanticdomainname_.en_semanticdomains_sense_senses_entry_letData">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 text:style-name="xitem_.en_definition_sense_senses_entry_letData">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 text:style-name="xitem_.en_definition_sense_senses_entry_letData">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 text:style-name="semanticdomainname_.en_semanticdomains_sense_senses_entry_letData">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3T15:34:12</meta:creation-date>
    <dc:creator>Karthik</dc:creator>
    <dc:date>2010-11-03T15:34:12</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E:\SVN\pathway\Test\PsExport\TestFiles\Output\T8\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